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seerange</text:p>
          </table:table-cell>
          <table:table-cell office:value-type="string" calcext:value-type="string">
            <text:p>(r+c)/(2*sr)</text:p>
          </table:table-cell>
          <table:table-cell office:value-type="string" calcext:value-type="string">
            <text:p>Time 1</text:p>
          </table:table-cell>
          <table:table-cell office:value-type="string" calcext:value-type="string">
            <text:p>Time 2</text:p>
          </table:table-cell>
          <table:table-cell office:value-type="string" calcext:value-type="string">
            <text:p>Time 3</text:p>
          </table:table-cell>
          <table:table-cell office:value-type="string" calcext:value-type="string">
            <text:p>Time 4</text:p>
          </table:table-cell>
          <table:table-cell office:value-type="string" calcext:value-type="string">
            <text:p>Steps 1</text:p>
          </table:table-cell>
          <table:table-cell office:value-type="string" calcext:value-type="string">
            <text:p>Steps 2</text:p>
          </table:table-cell>
          <table:table-cell office:value-type="string" calcext:value-type="string">
            <text:p>Steps 3</text:p>
          </table:table-cell>
          <table:table-cell office:value-type="string" calcext:value-type="string">
            <text:p>Steps 4</text:p>
          </table:table-cell>
          <table:table-cell office:value-type="string" calcext:value-type="string">
            <text:p>Cost 1</text:p>
          </table:table-cell>
          <table:table-cell office:value-type="string" calcext:value-type="string">
            <text:p>Cost 2</text:p>
          </table:table-cell>
          <table:table-cell office:value-type="string" calcext:value-type="string">
            <text:p>Cost 3</text:p>
          </table:table-cell>
          <table:table-cell office:value-type="string" calcext:value-type="string">
            <text:p>Cost 4</text:p>
          </table:table-cell>
        </table:table-row>
        <table:table-row table:style-name="ro1">
          <table:table-cell table:number-columns-repeated="3" office:value-type="float" office:value="20" calcext:value-type="float">
            <text:p>20</text:p>
          </table:table-cell>
          <table:table-cell table:formula="of:=([.A2]+[.B2])/(2*[.C2])" office:value-type="float" office:value="1" calcext:value-type="float">
            <text:p>1</text:p>
          </table:table-cell>
          <table:table-cell office:value-type="float" office:value="0.00993749499321" calcext:value-type="float">
            <text:p>0,009937495</text:p>
          </table:table-cell>
          <table:table-cell office:value-type="float" office:value="0.168250054121" calcext:value-type="float">
            <text:p>0,1682500541</text:p>
          </table:table-cell>
          <table:table-cell office:value-type="float" office:value="0" calcext:value-type="float">
            <text:p>0</text:p>
          </table:table-cell>
          <table:table-cell office:value-type="float" office:value="0.00685375094414" calcext:value-type="float">
            <text:p>0,006853750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26.37875" calcext:value-type="float">
            <text:p>126,37875</text:p>
          </table:table-cell>
          <table:table-cell office:value-type="float" office:value="357.145" calcext:value-type="float">
            <text:p>357,145</text:p>
          </table:table-cell>
          <table:table-cell office:value-type="float" office:value="32.7884244008" calcext:value-type="float">
            <text:p>32,7884244008</text:p>
          </table:table-cell>
          <table:table-cell office:value-type="float" office:value="32.7237035317" calcext:value-type="float">
            <text:p>32,7237035317</text:p>
          </table:table-cell>
          <table:table-cell office:value-type="float" office:value="189.095885214" calcext:value-type="float">
            <text:p>189,095885214</text:p>
          </table:table-cell>
          <table:table-cell office:value-type="float" office:value="647.956695612" calcext:value-type="float">
            <text:p>647,956695612</text:p>
          </table:table-cell>
        </table:table-row>
        <table:table-row table:style-name="ro1">
          <table:table-cell table:number-columns-repeated="3" office:value-type="float" office:value="40" calcext:value-type="float">
            <text:p>40</text:p>
          </table:table-cell>
          <table:table-cell table:formula="of:=([.A3]+[.B3])/(2*[.C3])" office:value-type="float" office:value="1" calcext:value-type="float">
            <text:p>1</text:p>
          </table:table-cell>
          <table:table-cell office:value-type="float" office:value="0.0922352846931" calcext:value-type="float">
            <text:p>0,0922352847</text:p>
          </table:table-cell>
          <table:table-cell office:value-type="float" office:value="3.58000002188" calcext:value-type="float">
            <text:p>3,5800000219</text:p>
          </table:table-cell>
          <table:table-cell office:value-type="float" office:value="0" calcext:value-type="float">
            <text:p>0</text:p>
          </table:table-cell>
          <table:table-cell office:value-type="float" office:value="0.0331641162143" calcext:value-type="float">
            <text:p>0,0331641162</text:p>
          </table:table-cell>
          <table:table-cell office:value-type="float" office:value="51.7647058824" calcext:value-type="float">
            <text:p>51,7647058824</text:p>
          </table:table-cell>
          <table:table-cell office:value-type="float" office:value="51.4705882353" calcext:value-type="float">
            <text:p>51,4705882353</text:p>
          </table:table-cell>
          <table:table-cell office:value-type="float" office:value="417.898235294" calcext:value-type="float">
            <text:p>417,898235294</text:p>
          </table:table-cell>
          <table:table-cell office:value-type="float" office:value="1628.01529412" calcext:value-type="float">
            <text:p>1628,01529412</text:p>
          </table:table-cell>
          <table:table-cell office:value-type="float" office:value="64.8723579935" calcext:value-type="float">
            <text:p>64,8723579935</text:p>
          </table:table-cell>
          <table:table-cell office:value-type="float" office:value="65.1139228005" calcext:value-type="float">
            <text:p>65,1139228005</text:p>
          </table:table-cell>
          <table:table-cell office:value-type="float" office:value="631.248465122" calcext:value-type="float">
            <text:p>631,248465122</text:p>
          </table:table-cell>
          <table:table-cell office:value-type="float" office:value="3091.98304889" calcext:value-type="float">
            <text:p>3091,98304889</text:p>
          </table:table-cell>
        </table:table-row>
        <table:table-row table:style-name="ro1">
          <table:table-cell table:number-columns-repeated="3" office:value-type="float" office:value="60" calcext:value-type="float">
            <text:p>60</text:p>
          </table:table-cell>
          <table:table-cell table:formula="of:=([.A4]+[.B4])/(2*[.C4])" office:value-type="float" office:value="1" calcext:value-type="float">
            <text:p>1</text:p>
          </table:table-cell>
          <table:table-cell office:value-type="float" office:value="0.492649960518" calcext:value-type="float">
            <text:p>0,4926499605</text:p>
          </table:table-cell>
          <table:table-cell office:value-type="float" office:value="23.0432000279" calcext:value-type="float">
            <text:p>23,0432000279</text:p>
          </table:table-cell>
          <table:table-cell office:value-type="float" office:value="0" calcext:value-type="float">
            <text:p>0</text:p>
          </table:table-cell>
          <table:table-cell office:value-type="float" office:value="0.0754089992046" calcext:value-type="float">
            <text:p>0,0754089992</text:p>
          </table:table-cell>
          <table:table-cell office:value-type="float" office:value="74.8" calcext:value-type="float">
            <text:p>74,8</text:p>
          </table:table-cell>
          <table:table-cell office:value-type="float" office:value="74.05" calcext:value-type="float">
            <text:p>74,05</text:p>
          </table:table-cell>
          <table:table-cell office:value-type="float" office:value="754.1425" calcext:value-type="float">
            <text:p>754,1425</text:p>
          </table:table-cell>
          <table:table-cell office:value-type="float" office:value="3879.2675" calcext:value-type="float">
            <text:p>3879,2675</text:p>
          </table:table-cell>
          <table:table-cell office:value-type="float" office:value="91.0630555059" calcext:value-type="float">
            <text:p>91,0630555059</text:p>
          </table:table-cell>
          <table:table-cell office:value-type="float" office:value="91.1305176261" calcext:value-type="float">
            <text:p>91,1305176261</text:p>
          </table:table-cell>
          <table:table-cell office:value-type="float" office:value="1129.91312258" calcext:value-type="float">
            <text:p>1129,91312258</text:p>
          </table:table-cell>
          <table:table-cell office:value-type="float" office:value="7371.44745083" calcext:value-type="float">
            <text:p>7371,44745083</text:p>
          </table:table-cell>
        </table:table-row>
        <table:table-row table:style-name="ro1">
          <table:table-cell table:number-columns-repeated="3" office:value-type="float" office:value="80" calcext:value-type="float">
            <text:p>80</text:p>
          </table:table-cell>
          <table:table-cell table:formula="of:=([.A5]+[.B5])/(2*[.C5])" office:value-type="float" office:value="1" calcext:value-type="float">
            <text:p>1</text:p>
          </table:table-cell>
          <table:table-cell office:value-type="float" office:value="1.19564999342" calcext:value-type="float">
            <text:p>1,1956499934</text:p>
          </table:table-cell>
          <table:table-cell office:value-type="float" office:value="100.100849986" calcext:value-type="float">
            <text:p>100,100849986</text:p>
          </table:table-cell>
          <table:table-cell office:value-type="float" office:value="0" calcext:value-type="float">
            <text:p>0</text:p>
          </table:table-cell>
          <table:table-cell office:value-type="float" office:value="0.181228999972" calcext:value-type="float">
            <text:p>0,181229</text:p>
          </table:table-cell>
          <table:table-cell office:value-type="float" office:value="99.8" calcext:value-type="float">
            <text:p>99,8</text:p>
          </table:table-cell>
          <table:table-cell office:value-type="float" office:value="100.4" calcext:value-type="float">
            <text:p>100,4</text:p>
          </table:table-cell>
          <table:table-cell office:value-type="float" office:value="927.321" calcext:value-type="float">
            <text:p>927,321</text:p>
          </table:table-cell>
          <table:table-cell office:value-type="float" office:value="7382.75" calcext:value-type="float">
            <text:p>7382,75</text:p>
          </table:table-cell>
          <table:table-cell office:value-type="float" office:value="119.59882028" calcext:value-type="float">
            <text:p>119,59882028</text:p>
          </table:table-cell>
          <table:table-cell office:value-type="float" office:value="120.899125113" calcext:value-type="float">
            <text:p>120,899125113</text:p>
          </table:table-cell>
          <table:table-cell office:value-type="float" office:value="1372.46883719" calcext:value-type="float">
            <text:p>1372,46883719</text:p>
          </table:table-cell>
          <table:table-cell office:value-type="float" office:value="13853.0904815" calcext:value-type="float">
            <text:p>13853,0904815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formula="of:=([.A6]+[.B6])/(2*[.C6])" office:value-type="float" office:value="1" calcext:value-type="float">
            <text:p>1</text:p>
          </table:table-cell>
          <table:table-cell office:value-type="float" office:value="2.70955557293" calcext:value-type="float">
            <text:p>2,7095555729</text:p>
          </table:table-cell>
          <table:table-cell office:value-type="float" office:value="293.499333302" calcext:value-type="float">
            <text:p>293,499333302</text:p>
          </table:table-cell>
          <table:table-cell office:value-type="float" office:value="0" calcext:value-type="float">
            <text:p>0</text:p>
          </table:table-cell>
          <table:table-cell office:value-type="float" office:value="0.238657775588" calcext:value-type="float">
            <text:p>0,2386577756</text:p>
          </table:table-cell>
          <table:table-cell table:number-columns-repeated="2" office:value-type="float" office:value="121.944444444" calcext:value-type="float">
            <text:p>121,944444444</text:p>
          </table:table-cell>
          <table:table-cell office:value-type="float" office:value="1828.67388889" calcext:value-type="float">
            <text:p>1828,67388889</text:p>
          </table:table-cell>
          <table:table-cell office:value-type="float" office:value="12205.2722222" calcext:value-type="float">
            <text:p>12205,2722222</text:p>
          </table:table-cell>
          <table:table-cell office:value-type="float" office:value="148.51065006" calcext:value-type="float">
            <text:p>148,51065006</text:p>
          </table:table-cell>
          <table:table-cell office:value-type="float" office:value="148.556673789" calcext:value-type="float">
            <text:p>148,556673789</text:p>
          </table:table-cell>
          <table:table-cell office:value-type="float" office:value="2660.29098193" calcext:value-type="float">
            <text:p>2660,29098193</text:p>
          </table:table-cell>
          <table:table-cell office:value-type="float" office:value="22569.2195344" calcext:value-type="float">
            <text:p>22569,219534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([.A7]+[.B7])/(2*[.C7])" office:value-type="float" office:value="1.33333333333333" calcext:value-type="float">
            <text:p>1,3333333333</text:p>
          </table:table-cell>
          <table:table-cell office:value-type="float" office:value="0.00850000977516" calcext:value-type="float">
            <text:p>0,0085000098</text:p>
          </table:table-cell>
          <table:table-cell office:value-type="float" office:value="0.311499983072" calcext:value-type="float">
            <text:p>0,3114999831</text:p>
          </table:table-cell>
          <table:table-cell office:value-type="float" office:value="0" calcext:value-type="float">
            <text:p>0</text:p>
          </table:table-cell>
          <table:table-cell office:value-type="float" office:value="0.00833000391722" calcext:value-type="float">
            <text:p>0,0083300039</text:p>
          </table:table-cell>
          <table:table-cell office:value-type="float" office:value="20.6875" calcext:value-type="float">
            <text:p>20,6875</text:p>
          </table:table-cell>
          <table:table-cell office:value-type="float" office:value="23.25" calcext:value-type="float">
            <text:p>23,25</text:p>
          </table:table-cell>
          <table:table-cell office:value-type="float" office:value="106.79375" calcext:value-type="float">
            <text:p>106,79375</text:p>
          </table:table-cell>
          <table:table-cell office:value-type="float" office:value="373.369375" calcext:value-type="float">
            <text:p>373,369375</text:p>
          </table:table-cell>
          <table:table-cell office:value-type="float" office:value="27.0627885849" calcext:value-type="float">
            <text:p>27,0627885849</text:p>
          </table:table-cell>
          <table:table-cell office:value-type="float" office:value="30.8649463211" calcext:value-type="float">
            <text:p>30,8649463211</text:p>
          </table:table-cell>
          <table:table-cell office:value-type="float" office:value="163.062121838" calcext:value-type="float">
            <text:p>163,062121838</text:p>
          </table:table-cell>
          <table:table-cell office:value-type="float" office:value="702.789204137" calcext:value-type="float">
            <text:p>702,789204137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([.A8]+[.B8])/(2*[.C8])" office:value-type="float" office:value="1.33333333333333" calcext:value-type="float">
            <text:p>1,3333333333</text:p>
          </table:table-cell>
          <table:table-cell office:value-type="float" office:value="0.0601579139108" calcext:value-type="float">
            <text:p>0,0601579139</text:p>
          </table:table-cell>
          <table:table-cell office:value-type="float" office:value="3.80310525392" calcext:value-type="float">
            <text:p>3,8031052539</text:p>
          </table:table-cell>
          <table:table-cell office:value-type="float" office:value="0" calcext:value-type="float">
            <text:p>0</text:p>
          </table:table-cell>
          <table:table-cell office:value-type="float" office:value="0.0348278910235" calcext:value-type="float">
            <text:p>0,034827891</text:p>
          </table:table-cell>
          <table:table-cell office:value-type="float" office:value="41.0526315789" calcext:value-type="float">
            <text:p>41,0526315789</text:p>
          </table:table-cell>
          <table:table-cell office:value-type="float" office:value="43.8421052632" calcext:value-type="float">
            <text:p>43,8421052632</text:p>
          </table:table-cell>
          <table:table-cell office:value-type="float" office:value="374.068421053" calcext:value-type="float">
            <text:p>374,068421053</text:p>
          </table:table-cell>
          <table:table-cell office:value-type="float" office:value="1808.52947368" calcext:value-type="float">
            <text:p>1808,52947368</text:p>
          </table:table-cell>
          <table:table-cell office:value-type="float" office:value="55.2822130768" calcext:value-type="float">
            <text:p>55,2822130768</text:p>
          </table:table-cell>
          <table:table-cell office:value-type="float" office:value="57.7235170931" calcext:value-type="float">
            <text:p>57,7235170931</text:p>
          </table:table-cell>
          <table:table-cell office:value-type="float" office:value="567.483567712" calcext:value-type="float">
            <text:p>567,483567712</text:p>
          </table:table-cell>
          <table:table-cell office:value-type="float" office:value="3426.0122685" calcext:value-type="float">
            <text:p>3426,0122685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([.A9]+[.B9])/(2*[.C9])" office:value-type="float" office:value="1.33333333333333" calcext:value-type="float">
            <text:p>1,3333333333</text:p>
          </table:table-cell>
          <table:table-cell office:value-type="float" office:value="0.268263139223" calcext:value-type="float">
            <text:p>0,2682631392</text:p>
          </table:table-cell>
          <table:table-cell office:value-type="float" office:value="25.5694736807" calcext:value-type="float">
            <text:p>25,5694736807</text:p>
          </table:table-cell>
          <table:table-cell office:value-type="float" office:value="0" calcext:value-type="float">
            <text:p>0</text:p>
          </table:table-cell>
          <table:table-cell office:value-type="float" office:value="0.0697700017377" calcext:value-type="float">
            <text:p>0,0697700017</text:p>
          </table:table-cell>
          <table:table-cell office:value-type="float" office:value="67.4210526316" calcext:value-type="float">
            <text:p>67,4210526316</text:p>
          </table:table-cell>
          <table:table-cell office:value-type="float" office:value="68.5263157895" calcext:value-type="float">
            <text:p>68,5263157895</text:p>
          </table:table-cell>
          <table:table-cell office:value-type="float" office:value="709.825263158" calcext:value-type="float">
            <text:p>709,825263158</text:p>
          </table:table-cell>
          <table:table-cell office:value-type="float" office:value="3663.72052632" calcext:value-type="float">
            <text:p>3663,72052632</text:p>
          </table:table-cell>
          <table:table-cell office:value-type="float" office:value="81.1589446699" calcext:value-type="float">
            <text:p>81,1589446699</text:p>
          </table:table-cell>
          <table:table-cell office:value-type="float" office:value="83.9362895447" calcext:value-type="float">
            <text:p>83,9362895447</text:p>
          </table:table-cell>
          <table:table-cell office:value-type="float" office:value="1055.85967723" calcext:value-type="float">
            <text:p>1055,85967723</text:p>
          </table:table-cell>
          <table:table-cell office:value-type="float" office:value="6836.75205596" calcext:value-type="float">
            <text:p>6836,75205596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formula="of:=([.A10]+[.B10])/(2*[.C10])" office:value-type="float" office:value="1.33333333333333" calcext:value-type="float">
            <text:p>1,3333333333</text:p>
          </table:table-cell>
          <table:table-cell office:value-type="float" office:value="0.933100020886" calcext:value-type="float">
            <text:p>0,9331000209</text:p>
          </table:table-cell>
          <table:table-cell office:value-type="float" office:value="166.440600014" calcext:value-type="float">
            <text:p>166,440600014</text:p>
          </table:table-cell>
          <table:table-cell office:value-type="float" office:value="0" calcext:value-type="float">
            <text:p>0</text:p>
          </table:table-cell>
          <table:table-cell office:value-type="float" office:value="0.169957999229" calcext:value-type="float">
            <text:p>0,1699579992</text:p>
          </table:table-cell>
          <table:table-cell office:value-type="float" office:value="90.3" calcext:value-type="float">
            <text:p>90,3</text:p>
          </table:table-cell>
          <table:table-cell office:value-type="float" office:value="90.1" calcext:value-type="float">
            <text:p>90,1</text:p>
          </table:table-cell>
          <table:table-cell office:value-type="float" office:value="1020.786" calcext:value-type="float">
            <text:p>1020,786</text:p>
          </table:table-cell>
          <table:table-cell office:value-type="float" office:value="6748.8625" calcext:value-type="float">
            <text:p>6748,8625</text:p>
          </table:table-cell>
          <table:table-cell office:value-type="float" office:value="109.455569927" calcext:value-type="float">
            <text:p>109,455569927</text:p>
          </table:table-cell>
          <table:table-cell office:value-type="float" office:value="109.43841264" calcext:value-type="float">
            <text:p>109,43841264</text:p>
          </table:table-cell>
          <table:table-cell office:value-type="float" office:value="1530.41966987" calcext:value-type="float">
            <text:p>1530,41966987</text:p>
          </table:table-cell>
          <table:table-cell office:value-type="float" office:value="12893.0574785" calcext:value-type="float">
            <text:p>12893,057478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formula="of:=([.A11]+[.B11])/(2*[.C11])" office:value-type="float" office:value="1.33333333333333" calcext:value-type="float">
            <text:p>1,3333333333</text:p>
          </table:table-cell>
          <table:table-cell office:value-type="float" office:value="1.87309999466" calcext:value-type="float">
            <text:p>1,8730999947</text:p>
          </table:table-cell>
          <table:table-cell office:value-type="float" office:value="220.931200016" calcext:value-type="float">
            <text:p>220,931200016</text:p>
          </table:table-cell>
          <table:table-cell office:value-type="float" office:value="0" calcext:value-type="float">
            <text:p>0</text:p>
          </table:table-cell>
          <table:table-cell office:value-type="float" office:value="0.258307498932" calcext:value-type="float">
            <text:p>0,2583074989</text:p>
          </table:table-cell>
          <table:table-cell office:value-type="float" office:value="96.05" calcext:value-type="float">
            <text:p>96,05</text:p>
          </table:table-cell>
          <table:table-cell office:value-type="float" office:value="95.9" calcext:value-type="float">
            <text:p>95,9</text:p>
          </table:table-cell>
          <table:table-cell office:value-type="float" office:value="1171.91" calcext:value-type="float">
            <text:p>1171,91</text:p>
          </table:table-cell>
          <table:table-cell office:value-type="float" office:value="11812.8615" calcext:value-type="float">
            <text:p>11812,8615</text:p>
          </table:table-cell>
          <table:table-cell office:value-type="float" office:value="121.953719267" calcext:value-type="float">
            <text:p>121,953719267</text:p>
          </table:table-cell>
          <table:table-cell office:value-type="float" office:value="122.007272658" calcext:value-type="float">
            <text:p>122,007272658</text:p>
          </table:table-cell>
          <table:table-cell office:value-type="float" office:value="1758.98307205" calcext:value-type="float">
            <text:p>1758,98307205</text:p>
          </table:table-cell>
          <table:table-cell office:value-type="float" office:value="22277.5756832" calcext:value-type="float">
            <text:p>22277,575683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[.A12]+[.B12])/(2*[.C12])" office:value-type="float" office:value="2" calcext:value-type="float">
            <text:p>2</text:p>
          </table:table-cell>
          <table:table-cell office:value-type="float" office:value="0.00539997418722" calcext:value-type="float">
            <text:p>0,0053999742</text:p>
          </table:table-cell>
          <table:table-cell office:value-type="float" office:value="0.196599992116" calcext:value-type="float">
            <text:p>0,1965999921</text:p>
          </table:table-cell>
          <table:table-cell office:value-type="float" office:value="0" calcext:value-type="float">
            <text:p>0</text:p>
          </table:table-cell>
          <table:table-cell office:value-type="float" office:value="0.00605466540655" calcext:value-type="float">
            <text:p>0,0060546654</text:p>
          </table:table-cell>
          <table:table-cell office:value-type="float" office:value="18.6666666667" calcext:value-type="float">
            <text:p>18,6666666667</text:p>
          </table:table-cell>
          <table:table-cell office:value-type="float" office:value="18.9333333333" calcext:value-type="float">
            <text:p>18,9333333333</text:p>
          </table:table-cell>
          <table:table-cell office:value-type="float" office:value="99.9506666667" calcext:value-type="float">
            <text:p>99,9506666667</text:p>
          </table:table-cell>
          <table:table-cell office:value-type="float" office:value="311.359333333" calcext:value-type="float">
            <text:p>311,359333333</text:p>
          </table:table-cell>
          <table:table-cell office:value-type="float" office:value="25.3188527967" calcext:value-type="float">
            <text:p>25,3188527967</text:p>
          </table:table-cell>
          <table:table-cell office:value-type="float" office:value="25.9373977696" calcext:value-type="float">
            <text:p>25,9373977696</text:p>
          </table:table-cell>
          <table:table-cell office:value-type="float" office:value="146.996899413" calcext:value-type="float">
            <text:p>146,996899413</text:p>
          </table:table-cell>
          <table:table-cell office:value-type="float" office:value="562.859669053" calcext:value-type="float">
            <text:p>562,859669053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([.A13]+[.B13])/(2*[.C13])" office:value-type="float" office:value="2" calcext:value-type="float">
            <text:p>2</text:p>
          </table:table-cell>
          <table:table-cell office:value-type="float" office:value="0.0475555525886" calcext:value-type="float">
            <text:p>0,0475555526</text:p>
          </table:table-cell>
          <table:table-cell office:value-type="float" office:value="2.50255555577" calcext:value-type="float">
            <text:p>2,5025555558</text:p>
          </table:table-cell>
          <table:table-cell office:value-type="float" office:value="0" calcext:value-type="float">
            <text:p>0</text:p>
          </table:table-cell>
          <table:table-cell office:value-type="float" office:value="0.032758887079" calcext:value-type="float">
            <text:p>0,0327588871</text:p>
          </table:table-cell>
          <table:table-cell table:number-columns-repeated="2" office:value-type="float" office:value="34.7777777778" calcext:value-type="float">
            <text:p>34,7777777778</text:p>
          </table:table-cell>
          <table:table-cell office:value-type="float" office:value="377.419444444" calcext:value-type="float">
            <text:p>377,419444444</text:p>
          </table:table-cell>
          <table:table-cell office:value-type="float" office:value="1711.16055556" calcext:value-type="float">
            <text:p>1711,16055556</text:p>
          </table:table-cell>
          <table:table-cell office:value-type="float" office:value="44.2153178369" calcext:value-type="float">
            <text:p>44,2153178369</text:p>
          </table:table-cell>
          <table:table-cell office:value-type="float" office:value="44.8438571979" calcext:value-type="float">
            <text:p>44,8438571979</text:p>
          </table:table-cell>
          <table:table-cell office:value-type="float" office:value="558.882797173" calcext:value-type="float">
            <text:p>558,882797173</text:p>
          </table:table-cell>
          <table:table-cell office:value-type="float" office:value="3218.50706029" calcext:value-type="float">
            <text:p>3218,50706029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([.A14]+[.B14])/(2*[.C14])" office:value-type="float" office:value="2" calcext:value-type="float">
            <text:p>2</text:p>
          </table:table-cell>
          <table:table-cell office:value-type="float" office:value="0.19942104189" calcext:value-type="float">
            <text:p>0,1994210419</text:p>
          </table:table-cell>
          <table:table-cell office:value-type="float" office:value="20.0453157927" calcext:value-type="float">
            <text:p>20,0453157927</text:p>
          </table:table-cell>
          <table:table-cell office:value-type="float" office:value="0" calcext:value-type="float">
            <text:p>0</text:p>
          </table:table-cell>
          <table:table-cell office:value-type="float" office:value="0.101544738067" calcext:value-type="float">
            <text:p>0,1015447381</text:p>
          </table:table-cell>
          <table:table-cell office:value-type="float" office:value="53.8421052632" calcext:value-type="float">
            <text:p>53,8421052632</text:p>
          </table:table-cell>
          <table:table-cell office:value-type="float" office:value="53.9473684211" calcext:value-type="float">
            <text:p>53,9473684211</text:p>
          </table:table-cell>
          <table:table-cell office:value-type="float" office:value="657.103684211" calcext:value-type="float">
            <text:p>657,103684211</text:p>
          </table:table-cell>
          <table:table-cell office:value-type="float" office:value="4134.83947368" calcext:value-type="float">
            <text:p>4134,83947368</text:p>
          </table:table-cell>
          <table:table-cell office:value-type="float" office:value="63.9998993383" calcext:value-type="float">
            <text:p>63,9998993383</text:p>
          </table:table-cell>
          <table:table-cell office:value-type="float" office:value="64.4156622297" calcext:value-type="float">
            <text:p>64,4156622297</text:p>
          </table:table-cell>
          <table:table-cell office:value-type="float" office:value="976.996839963" calcext:value-type="float">
            <text:p>976,996839963</text:p>
          </table:table-cell>
          <table:table-cell office:value-type="float" office:value="7805.54539936" calcext:value-type="float">
            <text:p>7805,54539936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formula="of:=([.A15]+[.B15])/(2*[.C15])" office:value-type="float" office:value="2" calcext:value-type="float">
            <text:p>2</text:p>
          </table:table-cell>
          <table:table-cell office:value-type="float" office:value="1.10522223843" calcext:value-type="float">
            <text:p>1,1052222384</text:p>
          </table:table-cell>
          <table:table-cell office:value-type="float" office:value="480.94244443" calcext:value-type="float">
            <text:p>480,94244443</text:p>
          </table:table-cell>
          <table:table-cell office:value-type="float" office:value="0" calcext:value-type="float">
            <text:p>0</text:p>
          </table:table-cell>
          <table:table-cell office:value-type="float" office:value="0.173035552899" calcext:value-type="float">
            <text:p>0,1730355529</text:p>
          </table:table-cell>
          <table:table-cell office:value-type="float" office:value="85.3888888889" calcext:value-type="float">
            <text:p>85,3888888889</text:p>
          </table:table-cell>
          <table:table-cell office:value-type="float" office:value="180.222222222" calcext:value-type="float">
            <text:p>180,222222222</text:p>
          </table:table-cell>
          <table:table-cell office:value-type="float" office:value="1200.97333333" calcext:value-type="float">
            <text:p>1200,97333333</text:p>
          </table:table-cell>
          <table:table-cell office:value-type="float" office:value="7532.56555556" calcext:value-type="float">
            <text:p>7532,56555556</text:p>
          </table:table-cell>
          <table:table-cell office:value-type="float" office:value="106.443356123" calcext:value-type="float">
            <text:p>106,443356123</text:p>
          </table:table-cell>
          <table:table-cell office:value-type="float" office:value="111.438788617" calcext:value-type="float">
            <text:p>111,438788617</text:p>
          </table:table-cell>
          <table:table-cell office:value-type="float" office:value="1779.3438883" calcext:value-type="float">
            <text:p>1779,3438883</text:p>
          </table:table-cell>
          <table:table-cell office:value-type="float" office:value="14222.5349875" calcext:value-type="float">
            <text:p>14222,534987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([.A16]+[.B16])/(2*[.C16])" office:value-type="float" office:value="2" calcext:value-type="float">
            <text:p>2</text:p>
          </table:table-cell>
          <table:table-cell office:value-type="float" office:value="2.12373683327" calcext:value-type="float">
            <text:p>2,1237368333</text:p>
          </table:table-cell>
          <table:table-cell office:value-type="float" office:value="373.097999987" calcext:value-type="float">
            <text:p>373,097999987</text:p>
          </table:table-cell>
          <table:table-cell office:value-type="float" office:value="0" calcext:value-type="float">
            <text:p>0</text:p>
          </table:table-cell>
          <table:table-cell office:value-type="float" office:value="0.269533684379" calcext:value-type="float">
            <text:p>0,2695336844</text:p>
          </table:table-cell>
          <table:table-cell office:value-type="float" office:value="93.1052631579" calcext:value-type="float">
            <text:p>93,1052631579</text:p>
          </table:table-cell>
          <table:table-cell office:value-type="float" office:value="100" calcext:value-type="float">
            <text:p>100</text:p>
          </table:table-cell>
          <table:table-cell office:value-type="float" office:value="1493.24157895" calcext:value-type="float">
            <text:p>1493,24157895</text:p>
          </table:table-cell>
          <table:table-cell office:value-type="float" office:value="11114.2152632" calcext:value-type="float">
            <text:p>11114,2152632</text:p>
          </table:table-cell>
          <table:table-cell office:value-type="float" office:value="117.596994313" calcext:value-type="float">
            <text:p>117,596994313</text:p>
          </table:table-cell>
          <table:table-cell office:value-type="float" office:value="127.22424615" calcext:value-type="float">
            <text:p>127,22424615</text:p>
          </table:table-cell>
          <table:table-cell office:value-type="float" office:value="2254.26272324" calcext:value-type="float">
            <text:p>2254,26272324</text:p>
          </table:table-cell>
          <table:table-cell office:value-type="float" office:value="21028.7696825" calcext:value-type="float">
            <text:p>21028,769682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([.A17]+[.B17])/(2*[.C17])" office:value-type="float" office:value="4" calcext:value-type="float">
            <text:p>4</text:p>
          </table:table-cell>
          <table:table-cell office:value-type="float" office:value="0.00720001856486" calcext:value-type="float">
            <text:p>0,0072000186</text:p>
          </table:table-cell>
          <table:table-cell office:value-type="float" office:value="0.643933343888" calcext:value-type="float">
            <text:p>0,6439333439</text:p>
          </table:table-cell>
          <table:table-cell office:value-type="float" office:value="0" calcext:value-type="float">
            <text:p>0</text:p>
          </table:table-cell>
          <table:table-cell office:value-type="float" office:value="0.00799333604177" calcext:value-type="float">
            <text:p>0,007993336</text:p>
          </table:table-cell>
          <table:table-cell office:value-type="float" office:value="15.0666666667" calcext:value-type="float">
            <text:p>15,0666666667</text:p>
          </table:table-cell>
          <table:table-cell office:value-type="float" office:value="28.8666666667" calcext:value-type="float">
            <text:p>28,8666666667</text:p>
          </table:table-cell>
          <table:table-cell office:value-type="float" office:value="83.9406666667" calcext:value-type="float">
            <text:p>83,9406666667</text:p>
          </table:table-cell>
          <table:table-cell office:value-type="float" office:value="310.446" calcext:value-type="float">
            <text:p>310,446</text:p>
          </table:table-cell>
          <table:table-cell office:value-type="float" office:value="22.0117460155" calcext:value-type="float">
            <text:p>22,0117460155</text:p>
          </table:table-cell>
          <table:table-cell office:value-type="float" office:value="29.251611332" calcext:value-type="float">
            <text:p>29,251611332</text:p>
          </table:table-cell>
          <table:table-cell office:value-type="float" office:value="125.252128384" calcext:value-type="float">
            <text:p>125,252128384</text:p>
          </table:table-cell>
          <table:table-cell office:value-type="float" office:value="562.656754575" calcext:value-type="float">
            <text:p>562,656754575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([.A18]+[.B18])/(2*[.C18])" office:value-type="float" office:value="4" calcext:value-type="float">
            <text:p>4</text:p>
          </table:table-cell>
          <table:table-cell office:value-type="float" office:value="0.0294444561005" calcext:value-type="float">
            <text:p>0,0294444561</text:p>
          </table:table-cell>
          <table:table-cell office:value-type="float" office:value="3.92144441605" calcext:value-type="float">
            <text:p>3,9214444161</text:p>
          </table:table-cell>
          <table:table-cell office:value-type="float" office:value="0" calcext:value-type="float">
            <text:p>0</text:p>
          </table:table-cell>
          <table:table-cell office:value-type="float" office:value="0.029340551032" calcext:value-type="float">
            <text:p>0,029340551</text:p>
          </table:table-cell>
          <table:table-cell office:value-type="float" office:value="32.2777777778" calcext:value-type="float">
            <text:p>32,2777777778</text:p>
          </table:table-cell>
          <table:table-cell office:value-type="float" office:value="45.0555555556" calcext:value-type="float">
            <text:p>45,0555555556</text:p>
          </table:table-cell>
          <table:table-cell office:value-type="float" office:value="347.442222222" calcext:value-type="float">
            <text:p>347,442222222</text:p>
          </table:table-cell>
          <table:table-cell office:value-type="float" office:value="1625.89666667" calcext:value-type="float">
            <text:p>1625,89666667</text:p>
          </table:table-cell>
          <table:table-cell office:value-type="float" office:value="42.4593955192" calcext:value-type="float">
            <text:p>42,4593955192</text:p>
          </table:table-cell>
          <table:table-cell office:value-type="float" office:value="52.11264026" calcext:value-type="float">
            <text:p>52,11264026</text:p>
          </table:table-cell>
          <table:table-cell office:value-type="float" office:value="521.648122257" calcext:value-type="float">
            <text:p>521,648122257</text:p>
          </table:table-cell>
          <table:table-cell office:value-type="float" office:value="3074.86332395" calcext:value-type="float">
            <text:p>3074,86332395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([.A19]+[.B19])/(2*[.C19])" office:value-type="float" office:value="4" calcext:value-type="float">
            <text:p>4</text:p>
          </table:table-cell>
          <table:table-cell office:value-type="float" office:value="0.172473706697" calcext:value-type="float">
            <text:p>0,1724737067</text:p>
          </table:table-cell>
          <table:table-cell office:value-type="float" office:value="2072.30615789" calcext:value-type="float">
            <text:p>2072,30615789</text:p>
          </table:table-cell>
          <table:table-cell office:value-type="float" office:value="0" calcext:value-type="float">
            <text:p>0</text:p>
          </table:table-cell>
          <table:table-cell office:value-type="float" office:value="0.0911689468434" calcext:value-type="float">
            <text:p>0,0911689468</text:p>
          </table:table-cell>
          <table:table-cell office:value-type="float" office:value="43.7368421053" calcext:value-type="float">
            <text:p>43,7368421053</text:p>
          </table:table-cell>
          <table:table-cell office:value-type="float" office:value="106.684210526" calcext:value-type="float">
            <text:p>106,684210526</text:p>
          </table:table-cell>
          <table:table-cell office:value-type="float" office:value="560.562631579" calcext:value-type="float">
            <text:p>560,562631579</text:p>
          </table:table-cell>
          <table:table-cell office:value-type="float" office:value="3999.73473684" calcext:value-type="float">
            <text:p>3999,73473684</text:p>
          </table:table-cell>
          <table:table-cell office:value-type="float" office:value="57.3125901539" calcext:value-type="float">
            <text:p>57,3125901539</text:p>
          </table:table-cell>
          <table:table-cell office:value-type="float" office:value="70.2198317356" calcext:value-type="float">
            <text:p>70,2198317356</text:p>
          </table:table-cell>
          <table:table-cell office:value-type="float" office:value="844.252422125" calcext:value-type="float">
            <text:p>844,252422125</text:p>
          </table:table-cell>
          <table:table-cell office:value-type="float" office:value="7553.91422258" calcext:value-type="float">
            <text:p>7553,91422258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formula="of:=([.A20]+[.B20])/(2*[.C20])" office:value-type="float" office:value="4" calcext:value-type="float">
            <text:p>4</text:p>
          </table:table-cell>
          <table:table-cell office:value-type="float" office:value="0.399599981308" calcext:value-type="float">
            <text:p>0,3995999813</text:p>
          </table:table-cell>
          <table:table-cell office:value-type="float" office:value="82.871850002" calcext:value-type="float">
            <text:p>82,871850002</text:p>
          </table:table-cell>
          <table:table-cell office:value-type="float" office:value="0" calcext:value-type="float">
            <text:p>0</text:p>
          </table:table-cell>
          <table:table-cell office:value-type="float" office:value="0.155745500684" calcext:value-type="float">
            <text:p>0,1557455007</text:p>
          </table:table-cell>
          <table:table-cell office:value-type="float" office:value="55.6" calcext:value-type="float">
            <text:p>55,6</text:p>
          </table:table-cell>
          <table:table-cell office:value-type="float" office:value="75.25" calcext:value-type="float">
            <text:p>75,25</text:p>
          </table:table-cell>
          <table:table-cell office:value-type="float" office:value="798.225" calcext:value-type="float">
            <text:p>798,225</text:p>
          </table:table-cell>
          <table:table-cell office:value-type="float" office:value="7330.9835" calcext:value-type="float">
            <text:p>7330,9835</text:p>
          </table:table-cell>
          <table:table-cell office:value-type="float" office:value="71.4415565955" calcext:value-type="float">
            <text:p>71,4415565955</text:p>
          </table:table-cell>
          <table:table-cell office:value-type="float" office:value="79.3084613514" calcext:value-type="float">
            <text:p>79,3084613514</text:p>
          </table:table-cell>
          <table:table-cell office:value-type="float" office:value="1186.39433856" calcext:value-type="float">
            <text:p>1186,39433856</text:p>
          </table:table-cell>
          <table:table-cell office:value-type="float" office:value="13838.3947114" calcext:value-type="float">
            <text:p>13838,394711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([.A21]+[.B21])/(2*[.C21])" office:value-type="float" office:value="4" calcext:value-type="float">
            <text:p>4</text:p>
          </table:table-cell>
          <table:table-cell office:value-type="float" office:value="1.18377775616" calcext:value-type="float">
            <text:p>1,1837777562</text:p>
          </table:table-cell>
          <table:table-cell office:value-type="float" office:value="138.366444442" calcext:value-type="float">
            <text:p>138,366444442</text:p>
          </table:table-cell>
          <table:table-cell office:value-type="float" office:value="0" calcext:value-type="float">
            <text:p>0</text:p>
          </table:table-cell>
          <table:table-cell office:value-type="float" office:value="0.210434445275" calcext:value-type="float">
            <text:p>0,2104344453</text:p>
          </table:table-cell>
          <table:table-cell office:value-type="float" office:value="74.5" calcext:value-type="float">
            <text:p>74,5</text:p>
          </table:table-cell>
          <table:table-cell office:value-type="float" office:value="83.5" calcext:value-type="float">
            <text:p>83,5</text:p>
          </table:table-cell>
          <table:table-cell office:value-type="float" office:value="1141.46222222" calcext:value-type="float">
            <text:p>1141,46222222</text:p>
          </table:table-cell>
          <table:table-cell office:value-type="float" office:value="11255.7561111" calcext:value-type="float">
            <text:p>11255,7561111</text:p>
          </table:table-cell>
          <table:table-cell office:value-type="float" office:value="95.8738415307" calcext:value-type="float">
            <text:p>95,8738415307</text:p>
          </table:table-cell>
          <table:table-cell office:value-type="float" office:value="105.59442835" calcext:value-type="float">
            <text:p>105,59442835</text:p>
          </table:table-cell>
          <table:table-cell office:value-type="float" office:value="1745.46237478" calcext:value-type="float">
            <text:p>1745,46237478</text:p>
          </table:table-cell>
          <table:table-cell office:value-type="float" office:value="21489.1432293" calcext:value-type="float">
            <text:p>21489,14322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style:rfc-language-tag="sr-Latn-RS" fo:language="sr" fo:script="Latn" fo:country="R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sr" number:script="Latn" number:country="RS">RSD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r" number:script="Latn" number:country="RS">RSD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5T19:57:35.788000000</dc:date>
    <meta:document-statistic meta:table-count="1" meta:cell-count="336" meta:object-count="0"/>
    <meta:generator>LibreOffice/4.2.5.2$Windows_x86 LibreOffice_project/61cb170a04bb1f12e77c884eab9192be736ec5f5</meta:generator>
  </office:meta>
</office:document-meta>
</file>